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1.097cm"/>
    </style:style>
    <style:style style:name="Table1.B" style:family="table-column">
      <style:table-column-properties style:column-width="3.055cm"/>
    </style:style>
    <style:style style:name="Table1.C" style:family="table-column">
      <style:table-column-properties style:column-width="12.3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.494cm" fo:margin-bottom="0.494cm" style:contextual-spacing="false" fo:line-height="100%"/>
      <style:text-properties officeooo:paragraph-rsid="00117cb8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style="normal" fo:font-weight="bold" style:letter-kerning="true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24pt" fo:font-style="normal" fo:font-weight="bold" officeooo:rsid="00117cb8" style:letter-kerning="true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17cb8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00f85f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2">Project Design Phase </text:span><text:span text:style-name="T3">IV</text:span></text:h>
      <text:h text:style-name="P2" text:outline-level="2" loext:marker-style-name="T4"><text:span text:style-name="T4">Proposed Solution Template</text:span><text:span text:style-name="T4"/></text:h>
      <text:p text:style-name="P3" loext:marker-style-name="T5"><text:span text:style-name="T6">Date<text:tab/><text:tab/><text:tab/>:</text:span><text:span text:style-name="T7">07.03.2026</text:span></text:p>
      <text:p text:style-name="P4" loext:marker-style-name="T5"><text:span text:style-name="T6">Team ID<text:tab/><text:tab/>:</text:span><text:span text:style-name="T8">SWTID-2026-7835</text:span></text:p>
      <text:p text:style-name="P4" loext:marker-style-name="T5"><text:span text:style-name="T6">Project Name<text:tab/><text:tab/>:</text:span><text:span text:style-name="T8">Product Inventory Management System (Backend)</text:span></text:p>
      <text:p text:style-name="P3" loext:marker-style-name="T5"><text:span text:style-name="T6">Maximum Marks</text:span><text:span text:style-name="T5"><text:line-break/>2 Marks</text:span></text:p>
      <text:p text:style-name="P5" loext:marker-style-name="T5"><draw:rect text:anchor-type="as-char" style:rel-width="100%" draw:z-index="0" draw:style-name="gr1" draw:text-style-name="P6" svg:width="16.511cm" svg:height="0.054cm"><text:p/></draw:rect></text:p>
      <text:h text:style-name="P2" text:outline-level="2" loext:marker-style-name="T4"><text:span text:style-name="T4">Proposed Solution Template</text:span><text:span text:style-name="T4"/></text:h>
      <text:p text:style-name="P3" loext:marker-style-name="T5"><text:span text:style-name="T5">The project team should provide the details of the proposed solution in the following table.</text:span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 loext:marker-style-name="T6"><text:span text:style-name="T6">S.No.</text:span><text:span text:style-name="T6"/></text:p>
            </table:table-cell>
            <table:table-cell table:style-name="Table1.A1" office:value-type="string">
              <text:p text:style-name="P7" loext:marker-style-name="T6"><text:span text:style-name="T6">Parameter</text:span><text:span text:style-name="T6"/></text:p>
            </table:table-cell>
            <table:table-cell table:style-name="Table1.A1" office:value-type="string">
              <text:p text:style-name="P7" loext:marker-style-name="T6"><text:span text:style-name="T6">Description</text:span><text:span text:style-name="T6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" loext:marker-style-name="T5"><text:span text:style-name="T6">1</text:span><text:span text:style-name="T6"/></text:p>
          </table:table-cell>
          <table:table-cell table:style-name="Table1.A1" office:value-type="string">
            <text:p text:style-name="P5" loext:marker-style-name="T5"><text:span text:style-name="T5">Problem Statement (Problem to be solved)</text:span><text:span text:style-name="T5"/></text:p>
          </table:table-cell>
          <table:table-cell table:style-name="Table1.A1" office:value-type="string">
            <text:p text:style-name="P5" loext:marker-style-name="T5"><text:span text:style-name="T5">Many small-scale businesses and individual sellers face difficulties in managing product inventories securely because they do not have a properly structured backend system. Most available solutions either lack secure authentication, require complicated setup procedures, or fail to support user-specific inventory data, resulting in inefficient inventory management.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6">2</text:span><text:span text:style-name="T6"/></text:p>
          </table:table-cell>
          <table:table-cell table:style-name="Table1.A1" office:value-type="string">
            <text:p text:style-name="P5" loext:marker-style-name="T5"><text:span text:style-name="T5">Idea / Solution Description</text:span><text:span text:style-name="T5"/></text:p>
          </table:table-cell>
          <table:table-cell table:style-name="Table1.A1" office:value-type="string">
            <text:p text:style-name="P5" loext:marker-style-name="T5"><text:span text:style-name="T5">The proposed idea is to develop a backend application using Node.js and Express.js that offers secure RESTful APIs for managing product inventories. The system integrates JWT authentication, MongoDB for database storage, and middleware-based authorization to allow users to safely perform CRUD operations on their own product records.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6">3</text:span><text:span text:style-name="T6"/></text:p>
          </table:table-cell>
          <table:table-cell table:style-name="Table1.A1" office:value-type="string">
            <text:p text:style-name="P5" loext:marker-style-name="T5"><text:span text:style-name="T5">Novelty / Uniqueness</text:span><text:span text:style-name="T5"/></text:p>
          </table:table-cell>
          <table:table-cell table:style-name="Table1.A1" office:value-type="string">
            <text:p text:style-name="P5" loext:marker-style-name="T5"><text:span text:style-name="T5">The uniqueness of the system lies in its user-based inventory control with JWT-secured APIs and a modular MVC backend structure. Each product is associated with a unique userId, ensuring that only the authorized user can access or modify their inventory data. Secure token verification further strengthens system protection.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 loext:marker-style-name="T5"><text:span text:style-name="T6">4</text:span><text:span text:style-name="T6"/></text:p>
          </table:table-cell>
          <table:table-cell table:style-name="Table1.A1" office:value-type="string">
            <text:p text:style-name="P5" loext:marker-style-name="T5"><text:span text:style-name="T5">Social Impact / Customer Satisfaction</text:span><text:span text:style-name="T5"/></text:p>
          </table:table-cell>
          <table:table-cell table:style-name="Table1.A1" office:value-type="string">
            <text:p text:style-name="P5" loext:marker-style-name="T5"><text:span text:style-name="T5">This system benefits small business owners and individual sellers by providing a simple and cost-effective solution for inventory management. The secure backend architecture ensures data protection, reliability, and scalability, which helps increase user confidence and satisfaction.</text:span><text:span text:style-name="T5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32:00</meta:creation-date>
    <dc:date>2026-03-12T01:35:17.522149000</dc:date>
    <meta:editing-duration>PT1M56S</meta:editing-duration>
    <meta:generator>LibreOffice/25.8.2.2$Windows_X86_64 LibreOffice_project/d401f2107ccab8f924a8e2df40f573aab7605b6f</meta:generator>
    <meta:document-statistic meta:table-count="1" meta:image-count="0" meta:object-count="0" meta:page-count="1" meta:paragraph-count="24" meta:word-count="243" meta:character-count="1751" meta:non-whitespace-character-count="1527"/>
    <meta:user-defined meta:name="AppVersion">16.0000</meta:user-defined>
    <meta:template xlink:type="simple" xlink:actuate="onRequest" xlink:title="Normal" xlink:href=""/>
  </office:meta>
</office:document-meta>
</file>